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657cm"/>
    </style:style>
    <style:style style:name="co4" style:family="table-column">
      <style:table-column-properties fo:break-before="auto" style:column-width="5.3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鉄の剣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ロングソード</text:p>
          </table:table-cell>
          <table:table-cell table:style-name="ce1"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table:number-columns-repeated="1017"/>
        </table:table-row>
        <table:table-row table:style-name="ro3">
          <table:table-cell office:value-type="string">
            <text:p>グレートソード</text:p>
          </table:table-cell>
          <table:table-cell table:style-name="ce1"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700">
            <text:p>7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騎士の大剣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1201">
            <text:p>1201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1202">
            <text:p>1202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3">
          <table:table-cell office:value-type="string">
            <text:p>木の弓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 office:value-type="string">
            <text:p>兵士の弓 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float" office:value="26">
            <text:p>26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float" office:value="27">
            <text:p>27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float" office:value="28">
            <text:p>28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float" office:value="29">
            <text:p>29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018/11/22</text:date>, <text:time>11:5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1:58:22.80</dc:date>
    <meta:generator>OpenOffice/4.1.5$Win32 OpenOffice.org_project/415m1$Build-9789</meta:generator>
    <meta:editing-duration>PT2H23S</meta:editing-duration>
    <meta:editing-cycles>4</meta:editing-cycles>
    <meta:document-statistic meta:table-count="1" meta:cell-count="198" meta:object-count="0"/>
  </office:meta>
</office:document-meta>
</file>